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7.463cm"/>
    </style:style>
    <style:style style:name="co8" style:family="table-column">
      <style:table-column-properties fo:break-before="auto" style:column-width="2.863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9.245cm"/>
    </style:style>
    <style:style style:name="co11" style:family="table-column">
      <style:table-column-properties fo:break-before="auto" style:column-width="1.61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&lt;interval&gt;</text:p>
          </table:table-cell>
          <table:table-cell table:formula="of:=[.D1]" office:value-type="float" office:value="32800">
            <text:p>32800</text:p>
          </table:table-cell>
          <table:table-cell office:value-type="string">
            <text:p>&lt;/interval&gt;</text:p>
          </table:table-cell>
          <table:table-cell office:value-type="float" office:value="32800">
            <text:p>32800</text:p>
          </table:table-cell>
          <table:table-cell/>
          <table:table-cell office:value-type="string">
            <text:p>&lt;nihongoword&gt;</text:p>
          </table:table-cell>
          <table:table-cell table:style-name="Default"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]-[.D1]" office:value-type="float" office:value="3100">
            <text:p>3100</text:p>
          </table:table-cell>
          <table:table-cell office:value-type="string">
            <text:p>&lt;/interval&gt;</text:p>
          </table:table-cell>
          <table:table-cell office:value-type="float" office:value="35900">
            <text:p>35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大胆不敵にハイカラ革命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だいたんふてきにはいからかくめい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]-[.D2]" office:value-type="float" office:value="3100">
            <text:p>3100</text:p>
          </table:table-cell>
          <table:table-cell office:value-type="string">
            <text:p>&lt;/interval&gt;</text:p>
          </table:table-cell>
          <table:table-cell office:value-type="float" office:value="39000">
            <text:p>39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磊々落々反戦国家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らいらいらくらくはんせんこっ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]-[.D3]" office:value-type="float" office:value="3200">
            <text:p>3200</text:p>
          </table:table-cell>
          <table:table-cell office:value-type="string">
            <text:p>&lt;/interval&gt;</text:p>
          </table:table-cell>
          <table:table-cell office:value-type="float" office:value="42200">
            <text:p>42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日の丸印の二輪車転がし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ひのまるじるしのにりんしゃころがし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]-[.D4]" office:value-type="float" office:value="3050">
            <text:p>3050</text:p>
          </table:table-cell>
          <table:table-cell office:value-type="string">
            <text:p>&lt;/interval&gt;</text:p>
          </table:table-cell>
          <table:table-cell office:value-type="float" office:value="45250">
            <text:p>452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悪霊退散 ICBM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くりょうたいさんicbm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]-[.D5]" office:value-type="float" office:value="6150">
            <text:p>6150</text:p>
          </table:table-cell>
          <table:table-cell office:value-type="string">
            <text:p>&lt;/interval&gt;</text:p>
          </table:table-cell>
          <table:table-cell office:value-type="float" office:value="51400">
            <text:p>51400</text:p>
          </table:table-cell>
          <table:table-cell/>
          <table:table-cell office:value-type="string">
            <text:p>&lt;nihongoword&gt;</text:p>
          </table:table-cell>
          <table:table-cell table:style-name="ce2" office:value-type="string">
            <text:p>環状線を走り抜けて 東奔西走なんのその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んじょうせんをはしりぬけてとうほんせいそうなんのその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7]-[.D6]" office:value-type="float" office:value="5900">
            <text:p>5900</text:p>
          </table:table-cell>
          <table:table-cell office:value-type="string">
            <text:p>&lt;/interval&gt;</text:p>
          </table:table-cell>
          <table:table-cell office:value-type="float" office:value="57300">
            <text:p>57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少年少女戦国無双 浮世の随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しょうねんしょうじょせんごくむそううきよのまにま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8]-[.D7]" office:value-type="float" office:value="6200">
            <text:p>6200</text:p>
          </table:table-cell>
          <table:table-cell office:value-type="string">
            <text:p>&lt;/interval&gt;</text:p>
          </table:table-cell>
          <table:table-cell office:value-type="float" office:value="63500">
            <text:p>63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千本桜 夜ニ紛レ 君ノ声モ届カナイヨ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せんぼんざくらよるにまぎれきみのこえもとどかないよ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9]-[.D8]" office:value-type="float" office:value="6200">
            <text:p>6200</text:p>
          </table:table-cell>
          <table:table-cell office:value-type="string">
            <text:p>&lt;/interval&gt;</text:p>
          </table:table-cell>
          <table:table-cell office:value-type="float" office:value="69700">
            <text:p>69700</text:p>
          </table:table-cell>
          <table:table-cell/>
          <table:table-cell office:value-type="string">
            <text:p>&lt;nihongoword&gt;</text:p>
          </table:table-cell>
          <table:table-cell table:style-name="ce2" office:value-type="string">
            <text:p>此処は宴 鋼の檻 その断頭台で見下ろし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こはうたげはがねのおりそのだんとうだいでみおろし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0]-[.D9]" office:value-type="float" office:value="6300">
            <text:p>6300</text:p>
          </table:table-cell>
          <table:table-cell office:value-type="string">
            <text:p>&lt;/interval&gt;</text:p>
          </table:table-cell>
          <table:table-cell office:value-type="float" office:value="76000">
            <text:p>76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三千世界 常世之闇 嘆ク唄モ聞コエナイヨ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さんぜんせかいとこよのやみなげくうたもきこえないよ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1]-[.D10]" office:value-type="float" office:value="6800">
            <text:p>6800</text:p>
          </table:table-cell>
          <table:table-cell office:value-type="string">
            <text:p>&lt;/interval&gt;</text:p>
          </table:table-cell>
          <table:table-cell office:value-type="float" office:value="82800">
            <text:p>82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青藍の空 遥か彼方 その光線銃で打ち抜い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せいらんのそらはるかかなたそのこうせんじゅうでうちぬい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2]-[.D11]" office:value-type="float" office:value="12250">
            <text:p>12250</text:p>
          </table:table-cell>
          <table:table-cell office:value-type="string">
            <text:p>&lt;/interval&gt;</text:p>
          </table:table-cell>
          <table:table-cell office:value-type="float" office:value="95050">
            <text:p>95050</text:p>
          </table:table-cell>
          <table:table-cell/>
          <table:table-cell office:value-type="string">
            <text:p>&lt;nihongoword&gt;</text:p>
          </table:table-cell>
          <table:table-cell table:style-name="Default"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3]-[.D12]" office:value-type="float" office:value="3250">
            <text:p>3250</text:p>
          </table:table-cell>
          <table:table-cell office:value-type="string">
            <text:p>&lt;/interval&gt;</text:p>
          </table:table-cell>
          <table:table-cell office:value-type="float" office:value="98300">
            <text:p>98300</text:p>
          </table:table-cell>
          <table:table-cell/>
          <table:table-cell office:value-type="string">
            <text:p>&lt;nihongoword&gt;</text:p>
          </table:table-cell>
          <table:table-cell table:style-name="ce2" office:value-type="string">
            <text:p>百戦錬磨の見た目は将校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ひゃくせんれんまのみためはしょうこう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4]-[.D13]" office:value-type="float" office:value="3000">
            <text:p>3000</text:p>
          </table:table-cell>
          <table:table-cell office:value-type="string">
            <text:p>&lt;/interval&gt;</text:p>
          </table:table-cell>
          <table:table-cell office:value-type="float" office:value="101300">
            <text:p>101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いったりきたりの花魁道中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いったりきたりのおいらんどうちゅう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5]-[.D14]" office:value-type="float" office:value="3150">
            <text:p>3150</text:p>
          </table:table-cell>
          <table:table-cell office:value-type="string">
            <text:p>&lt;/interval&gt;</text:p>
          </table:table-cell>
          <table:table-cell office:value-type="float" office:value="104450">
            <text:p>1044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アイツもコイツも皆で集まれ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いつもこいつもみんなであつまれ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6]-[.D15]" office:value-type="float" office:value="3100">
            <text:p>3100</text:p>
          </table:table-cell>
          <table:table-cell office:value-type="string">
            <text:p>&lt;/interval&gt;</text:p>
          </table:table-cell>
          <table:table-cell office:value-type="float" office:value="107550">
            <text:p>107550</text:p>
          </table:table-cell>
          <table:table-cell/>
          <table:table-cell office:value-type="string">
            <text:p>&lt;nihongoword&gt;</text:p>
          </table:table-cell>
          <table:table-cell table:style-name="ce2" office:value-type="string">
            <text:p>聖者の行進 わんっ つー さん しっ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せいじゃのこうしんわんっつーさんしっ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7]-[.D16]" office:value-type="float" office:value="6250">
            <text:p>6250</text:p>
          </table:table-cell>
          <table:table-cell office:value-type="string">
            <text:p>&lt;/interval&gt;</text:p>
          </table:table-cell>
          <table:table-cell office:value-type="float" office:value="113800">
            <text:p>113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禅定門を潜り抜けて 安楽浄土厄払い 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せんじょうもんをくぐりぬけてあんらくじょうどやくばらい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8]-[.D17]" office:value-type="float" office:value="5850">
            <text:p>5850</text:p>
          </table:table-cell>
          <table:table-cell office:value-type="string">
            <text:p>&lt;/interval&gt;</text:p>
          </table:table-cell>
          <table:table-cell office:value-type="float" office:value="119650">
            <text:p>1196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きっと終幕は大団円 拍手の合間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きっとさいごはだいだんえんはくしゅのあいま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9]-[.D18]" office:value-type="float" office:value="6250">
            <text:p>6250</text:p>
          </table:table-cell>
          <table:table-cell office:value-type="string">
            <text:p>&lt;/interval&gt;</text:p>
          </table:table-cell>
          <table:table-cell office:value-type="float" office:value="125900">
            <text:p>125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千本桜 夜ニ紛レ 君ノ声モ届カナイヨ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せんぼんざくらよるにまぎれきみのこえもとどかないよ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0]-[.D19]" office:value-type="float" office:value="6150">
            <text:p>6150</text:p>
          </table:table-cell>
          <table:table-cell office:value-type="string">
            <text:p>&lt;/interval&gt;</text:p>
          </table:table-cell>
          <table:table-cell office:value-type="float" office:value="132050">
            <text:p>1320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此処は宴 鋼の檻 その断頭台で見下ろし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こはうたげはがねのおりそのだんとうだいでみおろし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1]-[.D20]" office:value-type="float" office:value="6300">
            <text:p>6300</text:p>
          </table:table-cell>
          <table:table-cell office:value-type="string">
            <text:p>&lt;/interval&gt;</text:p>
          </table:table-cell>
          <table:table-cell office:value-type="float" office:value="138350">
            <text:p>138350</text:p>
          </table:table-cell>
          <table:table-cell/>
          <table:table-cell office:value-type="string">
            <text:p>&lt;nihongoword&gt;</text:p>
          </table:table-cell>
          <table:table-cell table:style-name="ce2" office:value-type="string">
            <text:p>三千世界 常世之闇 嘆ク唄モ聞コエナイヨ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さんぜんせかいとこよのやみなげくうたもきこえないよ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2]-[.D21]" office:value-type="float" office:value="6650">
            <text:p>6650</text:p>
          </table:table-cell>
          <table:table-cell office:value-type="string">
            <text:p>&lt;/interval&gt;</text:p>
          </table:table-cell>
          <table:table-cell office:value-type="float" office:value="145000">
            <text:p>145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希望の丘 遥か彼方 その閃光弾を打ち上げろ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きぼうのおかはるかかなたそのせんこうだんをうちあげろ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3]-[.D22]" office:value-type="float" office:value="31150">
            <text:p>31150</text:p>
          </table:table-cell>
          <table:table-cell office:value-type="string">
            <text:p>&lt;/interval&gt;</text:p>
          </table:table-cell>
          <table:table-cell office:value-type="float" office:value="176150">
            <text:p>176150</text:p>
          </table:table-cell>
          <table:table-cell/>
          <table:table-cell office:value-type="string">
            <text:p>&lt;nihongoword&gt;</text:p>
          </table:table-cell>
          <table:table-cell table:style-name="Default"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4]-[.D23]" office:value-type="float" office:value="6150">
            <text:p>6150</text:p>
          </table:table-cell>
          <table:table-cell office:value-type="string">
            <text:p>&lt;/interval&gt;</text:p>
          </table:table-cell>
          <table:table-cell office:value-type="float" office:value="182300">
            <text:p>182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環状線を走り抜けて 東奔西走なんのその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んじょうせんをはしりぬけてとうほんせいそうなんのその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5]-[.D24]" office:value-type="float" office:value="5900">
            <text:p>5900</text:p>
          </table:table-cell>
          <table:table-cell office:value-type="string">
            <text:p>&lt;/interval&gt;</text:p>
          </table:table-cell>
          <table:table-cell office:value-type="float" office:value="188200">
            <text:p>188200</text:p>
          </table:table-cell>
          <table:table-cell/>
          <table:table-cell office:value-type="string">
            <text:p>&lt;nihongoword&gt;</text:p>
          </table:table-cell>
          <table:table-cell table:style-name="ce2" office:value-type="string">
            <text:p>少年少女戦国無双 浮世の随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しょうねんしょうじょせんごくむそううきよのまにま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6]-[.D25]" office:value-type="float" office:value="6250">
            <text:p>6250</text:p>
          </table:table-cell>
          <table:table-cell office:value-type="string">
            <text:p>&lt;/interval&gt;</text:p>
          </table:table-cell>
          <table:table-cell office:value-type="float" office:value="194450">
            <text:p>19445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千本桜 夜ニ紛レ 君ノ声モ届カナイヨ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せんぼんざくらよるにまぎれきみのこえもとどかないよ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7]-[.D26]" office:value-type="float" office:value="6250">
            <text:p>6250</text:p>
          </table:table-cell>
          <table:table-cell office:value-type="string">
            <text:p>&lt;/interval&gt;</text:p>
          </table:table-cell>
          <table:table-cell office:value-type="float" office:value="200700">
            <text:p>200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此処は宴 鋼の檻 その断頭台を飛び降り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こはうたげはがねのおりそのだんとうだいをとびおり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8]-[.D27]" office:value-type="float" office:value="6250">
            <text:p>6250</text:p>
          </table:table-cell>
          <table:table-cell office:value-type="string">
            <text:p>&lt;/interval&gt;</text:p>
          </table:table-cell>
          <table:table-cell office:value-type="float" office:value="206950">
            <text:p>206950</text:p>
          </table:table-cell>
          <table:table-cell/>
          <table:table-cell office:value-type="string">
            <text:p>&lt;nihongoword&gt;</text:p>
          </table:table-cell>
          <table:table-cell table:style-name="ce2" office:value-type="string">
            <text:p>千本桜 夜ニ紛レ 君が歌い僕は踊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せんぼんざくらよるにまぎれきみがうたいぼくはおど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9]-[.D28]" office:value-type="float" office:value="8150">
            <text:p>8150</text:p>
          </table:table-cell>
          <table:table-cell office:value-type="string">
            <text:p>&lt;/interval&gt;</text:p>
          </table:table-cell>
          <table:table-cell office:value-type="float" office:value="215100">
            <text:p>215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此処は宴 鋼の檻 さあ光線銃を撃ちまくれ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こはうたげはがねのおりさあこうせんじゅうをうちまくれ</text:p>
          </table:table-cell>
          <table:table-cell office:value-type="string">
            <text:p>&lt;/word&gt;</text:p>
          </table:table-cell>
        </table:table-row>
        <table:table-row table:style-name="ro1">
          <table:table-cell table:number-columns-repeated="5"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table:style-name="ce2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2011/11/22</text:date>, <text:time>19:32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0T13:14:00.42</meta:creation-date>
    <dc:date>2011-11-22T19:32:41.65</dc:date>
    <meta:editing-duration>PT1H51M23S</meta:editing-duration>
    <meta:editing-cycles>5</meta:editing-cycles>
    <meta:generator>LibreOffice/3.3$Win32 LibreOffice_project/330m19$Build-202</meta:generator>
    <meta:document-statistic meta:table-count="3" meta:cell-count="296" meta:object-count="0"/>
  </office:meta>
</office:document-meta>
</file>